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weight="bold" officeooo:rsid="00189209" officeooo:paragraph-rsid="00189209" style:font-weight-asian="bold" style:font-weight-complex="bold"/>
    </style:style>
    <style:style style:name="P2" style:family="paragraph" style:parent-style-name="Standard">
      <style:paragraph-properties fo:text-align="center" style:justify-single-word="false"/>
      <style:text-properties fo:font-weight="bold" officeooo:rsid="00189209" officeooo:paragraph-rsid="00189209"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89209" officeooo:paragraph-rsid="00189209"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6a21" officeooo:paragraph-rsid="00196a21"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2520b0" officeooo:paragraph-rsid="002520b0"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b8c48" officeooo:paragraph-rsid="001b8c48"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1d232a" officeooo:paragraph-rsid="001d232a"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eb1f5" officeooo:paragraph-rsid="001eb1f5"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1eb1f5" officeooo:paragraph-rsid="001eb38f"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eb38f" officeooo:paragraph-rsid="001eb38f"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f09fa" officeooo:paragraph-rsid="001f09f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0e00e" officeooo:paragraph-rsid="0020e00e"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22b678" officeooo:paragraph-rsid="0022b678"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24694e" officeooo:paragraph-rsid="0024694e"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3568ff" officeooo:paragraph-rsid="003568ff"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2520b0" officeooo:paragraph-rsid="002520b0" fo:background-color="#ffff00"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297842" officeooo:paragraph-rsid="00297842" fo:background-color="transparent" style:font-weight-asian="normal" style:font-weight-complex="normal"/>
    </style:style>
    <style:style style:name="P19" style:family="paragraph" style:parent-style-name="Standard">
      <style:paragraph-properties fo:text-align="start" style:justify-single-word="false"/>
      <style:text-properties style:text-underline-style="none" fo:font-weight="normal" officeooo:rsid="002a3069" officeooo:paragraph-rsid="002a3069" fo:background-color="transparent"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2bb6b4" officeooo:paragraph-rsid="002bb6b4" fo:background-color="transparent"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2d4d03" officeooo:paragraph-rsid="002d4d03" fo:background-color="transparent"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1c70c" officeooo:paragraph-rsid="0031c70c" fo:background-color="transparent" style:font-weight-asian="normal" style:font-weight-complex="normal"/>
    </style:style>
    <style:style style:name="P23" style:family="paragraph" style:parent-style-name="Standard">
      <style:paragraph-properties fo:text-align="start" style:justify-single-word="false"/>
      <style:text-properties style:text-underline-style="none" fo:font-weight="bold" officeooo:rsid="00189209" officeooo:paragraph-rsid="00189209" style:font-weight-asian="bold" style:font-weight-complex="bold"/>
    </style:style>
    <style:style style:name="P24" style:family="paragraph" style:parent-style-name="Standard">
      <style:paragraph-properties fo:text-align="start" style:justify-single-word="false"/>
      <style:text-properties style:text-underline-style="none" fo:font-weight="bold" officeooo:rsid="00297842" officeooo:paragraph-rsid="00297842" fo:background-color="transparent" style:font-weight-asian="bold" style:font-weight-complex="bold"/>
    </style:style>
    <style:style style:name="P25" style:family="paragraph" style:parent-style-name="Standard">
      <style:paragraph-properties fo:text-align="start" style:justify-single-word="false"/>
      <style:text-properties style:text-underline-style="none" fo:font-weight="bold" officeooo:rsid="0037668c" officeooo:paragraph-rsid="00384cf6" style:font-weight-asian="bold" style:font-weight-complex="bold"/>
    </style:style>
    <style:style style:name="P26" style:family="paragraph" style:parent-style-name="Standard">
      <style:paragraph-properties fo:text-align="start" style:justify-single-word="false"/>
      <style:text-properties style:text-underline-style="none" fo:font-weight="bold" officeooo:rsid="003568ff" officeooo:paragraph-rsid="00384cf6" style:font-weight-asian="bold" style:font-weight-complex="bold"/>
    </style:style>
    <style:style style:name="P27" style:family="paragraph" style:parent-style-name="Standard">
      <style:paragraph-properties fo:text-align="start" style:justify-single-word="false"/>
      <style:text-properties style:text-underline-style="none" fo:font-weight="bold" officeooo:rsid="00390c8c" officeooo:paragraph-rsid="00390c8c" style:font-weight-asian="bold" style:font-weight-complex="bold"/>
    </style:style>
    <style:style style:name="P28" style:family="paragraph" style:parent-style-name="Standard">
      <style:paragraph-properties fo:text-align="start" style:justify-single-word="false"/>
      <style:text-properties style:text-underline-style="none" fo:font-weight="normal" officeooo:rsid="00384cf6" officeooo:paragraph-rsid="00384cf6" style:font-weight-asian="normal" style:font-weight-complex="normal"/>
    </style:style>
    <style:style style:name="T1" style:family="text">
      <style:text-properties officeooo:rsid="00196a21"/>
    </style:style>
    <style:style style:name="T2" style:family="text">
      <style:text-properties officeooo:rsid="001d35f0"/>
    </style:style>
    <style:style style:name="T3" style:family="text">
      <style:text-properties officeooo:rsid="0024694e"/>
    </style:style>
    <style:style style:name="T4" style:family="text">
      <style:text-properties officeooo:rsid="002b12bf"/>
    </style:style>
    <style:style style:name="T5" style:family="text">
      <style:text-properties officeooo:rsid="0031c70c"/>
    </style:style>
    <style:style style:name="T6" style:family="text">
      <style:text-properties officeooo:rsid="003397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ier Gómez Martínez</text:p>
      <text:p text:style-name="P1">Carlos Li Hu</text:p>
      <text:p text:style-name="P2"/>
      <text:p text:style-name="P3">Memoria 3 Prácticas de Sistemas Informáticos</text:p>
      <text:p text:style-name="P23"/>
      <text:p text:style-name="P4"/>
      <text:p text:style-name="P4">actualiza.sql: <text:span text:style-name="T1">(a) y (b)</text:span></text:p>
      <text:p text:style-name="P17">A RELLENAR <text:span text:style-name="T6">CON DIAGRAMA <text:s/>Y EXPLICACION</text:span></text:p>
      <text:p text:style-name="P24">cambios <text:span text:style-name="T5">principales del script</text:span></text:p>
      <text:p text:style-name="P18">Para empezar hemos añadido todas las foreign key obvias que faltaban por definir, de atributos en ciertas tablas que hacen referencia a las primary keys de otras tablas (por ejemplo el orderid en orderdetail que hace referencia al orderid de orders, y otros casos similares).</text:p>
      <text:p text:style-name="P18"/>
      <text:p text:style-name="P19">También hemos quitado constraints NOT NULL de campos que no nos interesaban en customers, como el city o creditcardtype, que no usamos en nuestro register, y que quitado para que no nos pidan obligatoriamente que los rellenemos, o harían nuestro formulario de register muy largo.</text:p>
      <text:p text:style-name="P19">También hemos cifrado en md5 todas las contraseñas de esta tabla, para respetar l<text:span text:style-name="T4">os criterios de la</text:span> práctica anterior.</text:p>
      <text:p text:style-name="P19"/>
      <text:p text:style-name="P20">Lo siguiente que hemos hecho es añadir primary keys a varias tablas, y para eso hemos tenido que eliminar filas que consideramos duplicadas si queremos usar dichas primary keys.</text:p>
      <text:p text:style-name="P20">Las tablas de las que hemos eliminado filas duplicadas para poder crear primary keys son movielanguages y orderdetail.</text:p>
      <text:p text:style-name="P20"/>
      <text:p text:style-name="P21">También hemos actualizado las secuencias para que el valor actual sea el de el ultimo id de sus respectivas tablas, y de esa forma asigne automaticamente el siguiente id disponible a cada nueva fila.</text:p>
      <text:p text:style-name="P21"/>
      <text:p text:style-name="P21">Luego del apartado (b), para convertir cada atributo multivaluado (tablas movie ”algo”) en relaciones entre las tablas movies y unas nuevas tablas, hemos creado unas nuevas tablas languages,genres y countries, que siguen la misma modulación que hay por ejemplo entre movies, movieactors y actors.</text:p>
      <text:p text:style-name="P21"/>
      <text:p text:style-name="P22">Para el apartado (h) hemos creado la tabla de alerts, en la que, cuando el trigger updInventory detecte que no hay stock suficiente para una compra, se crea una fila en esta tabla, con el orderid (numero de pedido) y el prod_id (numero de producto que ha dado error).</text:p>
      <text:p text:style-name="P17"/>
      <text:p text:style-name="P17"/>
      <text:p text:style-name="P4">setPrice.sql: <text:span text:style-name="T1">(c)</text:span></text:p>
      <text:p text:style-name="P7">En este apartado ejecutamos un simple UPDATE en el que dado el “price” actual en products, calculamos y rellenamos el “price” que debería tener en el pedido de la tabla “orderdetail”, que fue un 2% menor cada año con respecto al actual de “price” de la tabla products.</text:p>
      <text:p text:style-name="P7"/>
      <text:p text:style-name="P5">setOrderAmount.sql: (d)</text:p>
      <text:p text:style-name="P8">En este apartado hemos creado el procedimiento almacenado y después lo ejecutamos.</text:p>
      <text:p text:style-name="P8">La lógica interna del procedimiento es muy simple:</text:p>
      <text:p text:style-name="P8"><text:tab/>Para cada pedido (orderid) sumamos todos los price*quantity de cada uno de sus productos </text:p>
      <text:p text:style-name="P8"/>
      <text:p text:style-name="P8"><text:tab/>Y con <text:span text:style-name="T2">la suma resultante, vamos rellenando los campos “netamount” de la tabla orders </text:span></text:p>
      <text:p text:style-name="P8"><text:tab/><text:span text:style-name="T2">y posteriormente los campos totalamount (netamount + netamount*tax%)</text:span></text:p>
      <text:p text:style-name="P8"/>
      <text:p text:style-name="P5">getTopVentas.sql: (e)</text:p>
      <text:p text:style-name="P9"><text:soft-page-break/>En este procedimiento almacenado hacemos uso de varias subquerys dentro de otras para solventar el problema.</text:p>
      <text:p text:style-name="P10"/>
      <text:p text:style-name="P11">En q, la más interna, obtenemos años y productos y cantidad de veces que se vendio en ese año</text:p>
      <text:p text:style-name="P11">En q2, obtenemos a partir de q y la tabla products, los años, peliculas correspondientes a los productos de q, y la cantidad de veces que se vendieron ese año</text:p>
      <text:p text:style-name="P11">En q3, mediante q2, obtenemos el máximo de veces que se vendió una peli por año (sin la peli)</text:p>
      <text:p text:style-name="P11">Y mediante q4 calculamos el q2 anterior</text:p>
      <text:p text:style-name="P11"/>
      <text:p text:style-name="P11">De esta forma, con un natural join entre q4 y q3, sacamos los años, el número máximo de pelis vendidas y la peli en cuestión asociada.</text:p>
      <text:p text:style-name="P11"/>
      <text:p text:style-name="P5">getTopMonths.sql: (f)</text:p>
      <text:p text:style-name="P12">En este procedimiento almacenado hay 2 subqueries principales</text:p>
      <text:p text:style-name="P12">En la primera, calculamos las fechas e importes acumulados por mes y año</text:p>
      <text:p text:style-name="P12">En la segunda calculamos el numero de ventas en cada mes y año</text:p>
      <text:p text:style-name="P12">Y al final simplemente vemos cuales han superado algun umbral de los 2 e imprimimos por pantalla las fechas (año y mes), el importe acumulado, y el numero de productos vendidos</text:p>
      <text:p text:style-name="P12"/>
      <text:p text:style-name="P5">updOrders.sql: (g)</text:p>
      <text:p text:style-name="P13">Este trigger tiene <text:s/>3 casos diferentes dependiendo del evento que lo active, que son cuando se añade un elemento al carrito, cuando se elimina, y cuando se modifica la cantidad.</text:p>
      <text:p text:style-name="P13">Los 3 son esencialmente iguales, salvo por sus usos específicos de NEW y OLD</text:p>
      <text:p text:style-name="P13"/>
      <text:p text:style-name="P13">Lo que hacen esencialmente cada uno, es hacer un update del netamount y el total amount del carrito correspondiente al producto de orderdetail que se ha añadido/eliminado/modificado</text:p>
      <text:p text:style-name="P13"/>
      <text:p text:style-name="P5">updInventory.sql: (h)</text:p>
      <text:p text:style-name="P14">este trigger se actva cuando en la tabla orders se modifica el status de una fila de NULL a algo distinto de NULL</text:p>
      <text:p text:style-name="P14">Una vez se activa, lo que hace es formalizar la compra, es decir, recorrer la tabla de inventory asociada a cada producto en la cesta, y para cada uno de esos elementos reducirle el stock y aumentarle los sales. </text:p>
      <text:p text:style-name="P14">Antes de actualizar los valores del stock y sales del inventory de un producto, comprueba que hay stock suficiente para formalizar la compra, <text:span text:style-name="T3">una vez comprueba que lo hay, ejecuta lo arriba descrito.</text:span></text:p>
      <text:p text:style-name="P15">Si no hay stock suficiente, crea una fila en la tabla alerts (orderid y prod_id), que se comprueba en el php para ver si algo ha salido mal.</text:p>
      <text:p text:style-name="P14">Además <text:span text:style-name="T3">de lo arriba descrito,</text:span> actualiza el orderdate de la cesta para marcar la fecha de compra.</text:p>
      <text:p text:style-name="P14"/>
      <text:p text:style-name="P6">PHP (i), (j) y (k)</text:p>
      <text:p text:style-name="P17">A RELLENAR</text:p>
      <text:p text:style-name="P25">register.php</text:p>
      <text:p text:style-name="P28">Para este módulo, hemos sustituido el username como campo para identificar al usuario, por el email, puesto que en la base de datos que nos dan, es un campo unique más intuitivo para el usuario que el customerid (en contraposición con el username que no es único).</text:p>
      <text:p text:style-name="P28"/>
      <text:p text:style-name="P28">Por tanto, el único cambio sobre la lógica principal que seguimos aquí sería el <text:s/>comprobar que el email insertado en el campo email del registro, sea uno que no existe ya en la base de datos.</text:p>
      <text:p text:style-name="P28">Una vez comprobado que no existe, procederíamos a insertar los datos en sql.</text:p>
      <text:p text:style-name="P28"/>
      <text:p text:style-name="P26">login.php</text:p>
      <text:p text:style-name="P28"><text:soft-page-break/>Los cambios principales de este módulo se encuentran principalmente en flogin, que es el módulo donde se ejecuta la funcionalidad principal, donde para hacer login simplemente ejecutamos una consulta viendo si existe un usuario con dicho email y contraseña a la vez, en caso contrario, notificaría del error.</text:p>
      <text:p text:style-name="P28"/>
      <text:p text:style-name="P27">cesta</text:p>
      <text:p text:style-name="P28"/>
      <text:p text:style-name="P28"/>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5:25:18.604117016</meta:creation-date>
    <meta:generator>LibreOffice/5.1.6.2$Linux_X86_64 LibreOffice_project/10m0$Build-2</meta:generator>
    <dc:date>2017-11-28T14:24:55.379467877</dc:date>
    <meta:editing-duration>PT3H24M46S</meta:editing-duration>
    <meta:editing-cycles>21</meta:editing-cycles>
    <meta:document-statistic meta:table-count="0" meta:image-count="0" meta:object-count="0" meta:page-count="3" meta:paragraph-count="53" meta:word-count="972" meta:character-count="5747" meta:non-whitespace-character-count="4819"/>
  </office:meta>
</office:document-meta>
</file>